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9T11:20:13.34">
            <text:p>2019/11/19 11:20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5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9T11:20:13.34">
            <text:p>2019/11/19 11:2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6)">
            <text:p>sn(42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1">
            <text:p>11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5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9T11:20:14.9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5.888cm" draw:caption-point-x="-1.353cm" draw:caption-point-y="2.5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6)">
            <text:p>sn(42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9T11:20:15.09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3cm" draw:caption-point-x="-1.353cm" draw:caption-point-y="2.3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5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9T11:20:13.34">
            <text:p>2019/11/19 11:2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13cm" draw:caption-point-x="-0.672cm" draw:caption-point-y="0.243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9T11:20:15.29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79cm" draw:caption-point-x="-1.353cm" draw:caption-point-y="2.3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6)">
            <text:p>sn(42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9T11:20:15.42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3cm" draw:caption-point-x="-1.353cm" draw:caption-point-y="2.3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1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9T11:20:13.35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2019/11/19</text:date>, <text:time>11:20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9T11:20:12.85</dc:date>
    <dc:creator>iwabuchi ken</dc:creator>
    <meta:editing-duration>P4DT1H43M24S</meta:editing-duration>
    <meta:editing-cycles>429</meta:editing-cycles>
    <meta:generator>OpenOffice/4.1.3$Win32 OpenOffice.org_project/413m1$Build-9783</meta:generator>
    <meta:document-statistic meta:table-count="8" meta:cell-count="7181" meta:object-count="0"/>
    <meta:user-defined meta:name="sheets-banding"/>
    <meta:user-defined meta:name="sheets-original-selection"/>
  </office:meta>
</office:document-meta>
</file>